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e74"/>
    </style:style>
    <style:style style:name="P2" style:family="paragraph" style:parent-style-name="Standard">
      <style:text-properties officeooo:paragraph-rsid="001b78ac"/>
    </style:style>
    <style:style style:name="P3" style:family="paragraph" style:parent-style-name="Standard">
      <style:text-properties officeooo:paragraph-rsid="001cc689"/>
    </style:style>
    <style:style style:name="P4" style:family="paragraph" style:parent-style-name="Standard">
      <style:text-properties officeooo:rsid="002096ff" officeooo:paragraph-rsid="002147a9"/>
    </style:style>
    <style:style style:name="P5" style:family="paragraph" style:parent-style-name="Standard">
      <style:text-properties officeooo:rsid="002180b1" officeooo:paragraph-rsid="002147a9"/>
    </style:style>
    <style:style style:name="P6" style:family="paragraph" style:parent-style-name="Standard">
      <style:text-properties officeooo:paragraph-rsid="002147a9"/>
    </style:style>
    <style:style style:name="P7" style:family="paragraph" style:parent-style-name="Standard">
      <style:text-properties officeooo:paragraph-rsid="00235e85"/>
    </style:style>
    <style:style style:name="P8" style:family="paragraph" style:parent-style-name="Standard">
      <style:text-properties officeooo:paragraph-rsid="002891ec"/>
    </style:style>
    <style:style style:name="P9" style:family="paragraph" style:parent-style-name="Standard">
      <style:text-properties officeooo:rsid="001e790a" officeooo:paragraph-rsid="002b2f33"/>
    </style:style>
    <style:style style:name="P10" style:family="paragraph" style:parent-style-name="Standard">
      <style:text-properties officeooo:rsid="002c250c" officeooo:paragraph-rsid="002c250c"/>
    </style:style>
    <style:style style:name="P11" style:family="paragraph" style:parent-style-name="Standard">
      <style:text-properties officeooo:paragraph-rsid="00332d10"/>
    </style:style>
    <style:style style:name="P12" style:family="paragraph" style:parent-style-name="Standard">
      <style:text-properties officeooo:paragraph-rsid="0036c20a"/>
    </style:style>
    <style:style style:name="P13" style:family="paragraph" style:parent-style-name="Standard">
      <style:text-properties officeooo:rsid="003a74b1" officeooo:paragraph-rsid="003a74b1"/>
    </style:style>
    <style:style style:name="P14" style:family="paragraph" style:parent-style-name="Standard">
      <style:text-properties officeooo:rsid="003ac237" officeooo:paragraph-rsid="003ac237"/>
    </style:style>
    <style:style style:name="P15" style:family="paragraph" style:parent-style-name="Standard">
      <style:text-properties officeooo:rsid="003ac237" officeooo:paragraph-rsid="003e837b"/>
    </style:style>
    <style:style style:name="P16" style:family="paragraph" style:parent-style-name="Standard">
      <style:text-properties officeooo:rsid="003ac237" officeooo:paragraph-rsid="004034fe"/>
    </style:style>
    <style:style style:name="P17" style:family="paragraph" style:parent-style-name="Standard">
      <style:text-properties officeooo:rsid="003ac237" officeooo:paragraph-rsid="0043dc3d"/>
    </style:style>
    <style:style style:name="P18" style:family="paragraph" style:parent-style-name="Standard">
      <style:text-properties officeooo:paragraph-rsid="003e837b"/>
    </style:style>
    <style:style style:name="P19" style:family="paragraph" style:parent-style-name="Standard">
      <style:text-properties officeooo:paragraph-rsid="0041e572"/>
    </style:style>
    <style:style style:name="P20" style:family="paragraph" style:parent-style-name="Standard">
      <style:paragraph-properties style:writing-mode="lr-tb"/>
      <style:text-properties officeooo:paragraph-rsid="00295e17"/>
    </style:style>
    <style:style style:name="P21" style:family="paragraph" style:parent-style-name="Standard">
      <style:paragraph-properties style:writing-mode="lr-tb"/>
      <style:text-properties officeooo:paragraph-rsid="002c60b2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>
      <style:text-properties officeooo:rsid="003ac237" officeooo:paragraph-rsid="0041e572"/>
    </style:style>
    <style:style style:name="P24" style:family="paragraph" style:parent-style-name="Standard">
      <style:text-properties officeooo:rsid="003ac237" officeooo:paragraph-rsid="00481cfd"/>
    </style:style>
    <style:style style:name="P25" style:family="paragraph" style:parent-style-name="Standard">
      <style:text-properties officeooo:paragraph-rsid="00481cf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571"/>
    </style:style>
    <style:style style:name="T3" style:family="text">
      <style:text-properties officeooo:rsid="002180b1"/>
    </style:style>
    <style:style style:name="T4" style:family="text">
      <style:text-properties officeooo:rsid="00279561"/>
    </style:style>
    <style:style style:name="T5" style:family="text">
      <style:text-properties officeooo:rsid="0028a492"/>
    </style:style>
    <style:style style:name="T6" style:family="text">
      <style:text-properties officeooo:rsid="00291842"/>
    </style:style>
    <style:style style:name="T7" style:family="text">
      <style:text-properties officeooo:rsid="00255292"/>
    </style:style>
    <style:style style:name="T8" style:family="text">
      <style:text-properties officeooo:rsid="0027149c"/>
    </style:style>
    <style:style style:name="T9" style:family="text">
      <style:text-properties officeooo:rsid="002891ec"/>
    </style:style>
    <style:style style:name="T10" style:family="text">
      <style:text-properties officeooo:rsid="00295e17"/>
    </style:style>
    <style:style style:name="T11" style:family="text">
      <style:text-properties officeooo:rsid="002c60b2"/>
    </style:style>
    <style:style style:name="T12" style:family="text">
      <style:text-properties officeooo:rsid="002c90f0"/>
    </style:style>
    <style:style style:name="T13" style:family="text">
      <style:text-properties officeooo:rsid="002eddee"/>
    </style:style>
    <style:style style:name="T14" style:family="text">
      <style:text-properties officeooo:rsid="00332d10"/>
    </style:style>
    <style:style style:name="T15" style:family="text">
      <style:text-properties officeooo:rsid="003c9592"/>
    </style:style>
    <style:style style:name="T16" style:family="text">
      <style:text-properties officeooo:rsid="00099220"/>
    </style:style>
    <style:style style:name="T17" style:family="text">
      <style:text-properties officeooo:rsid="004518cf"/>
    </style:style>
    <style:style style:name="T18" style:family="text">
      <style:text-properties officeooo:rsid="00467c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/* all done final*/</text:p>
      <text:p text:style-name="Standard"/>
      <text:p text:style-name="Standard">Create database ebay<text:span text:style-name="T7">test</text:span>;</text:p>
      <text:p text:style-name="Standard"/>
      <text:p text:style-name="Standard">use ebay<text:span text:style-name="T8">test</text:span>;</text:p>
      <text:p text:style-name="Standard"/>
      <text:p text:style-name="Standard">/* Category table - <text:s/>*/</text:p>
      <text:p text:style-name="Standard"/>
      <text:p text:style-name="P1">CREATE TABLE category (</text:p>
      <text:p text:style-name="P1"><text:s text:c="2"/>category_id INT NOT NULL AUTO_INCREMENT,</text:p>
      <text:p text:style-name="P1"><text:s text:c="2"/>category_name VARCHAR(100) NOT NULL,</text:p>
      <text:p text:style-name="P1"><text:s text:c="2"/>PRIMARY KEY (category_id));</text:p>
      <text:p text:style-name="Standard"/>
      <text:p text:style-name="Standard">/* sub- category table- */</text:p>
      <text:p text:style-name="Standard"/>
      <text:p text:style-name="P2">CREATE TABLE sub_category (</text:p>
      <text:p text:style-name="P2"><text:s text:c="2"/>sub_category_id INT NOT NULL AUTO_INCREMENT,</text:p>
      <text:p text:style-name="P2"><text:s text:c="2"/>category_id INT NOT NULL,</text:p>
      <text:p text:style-name="P2"><text:s text:c="2"/>sub_category_name VARCHAR(100) NOT NULL,</text:p>
      <text:p text:style-name="P2"><text:s text:c="2"/>PRIMARY KEY (sub_category_id),</text:p>
      <text:p text:style-name="P2"><text:s text:c="2"/>foreign key(category_id) references category(category_id) ON DELETE CASCADE</text:p>
      <text:p text:style-name="P2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P3">CREATE TABLE user (</text:p>
      <text:p text:style-name="P3"><text:s text:c="2"/>user_id INT NOT NULL AUTO_INCREMENT,</text:p>
      <text:p text:style-name="P3"><text:s text:c="2"/>user_fname VARCHAR(100) NOT NULL,</text:p>
      <text:p text:style-name="P3"><text:s text:c="2"/>user_lname VARCHAR(100) NOT NULL,</text:p>
      <text:p text:style-name="P3"><text:s text:c="2"/>user_email VARCHAR(255) NOT NULL,</text:p>
      <text:p text:style-name="P3"><text:s text:c="2"/>user_password VARCHAR(150) NOT NULL,</text:p>
      <text:p text:style-name="P3"><text:s text:c="2"/>user_country VARCHAR(100) default 'India',</text:p>
      <text:p text:style-name="P3"><text:s text:c="2"/>user_address VARCHAR(255),</text:p>
      <text:p text:style-name="P3"><text:s text:c="2"/>user_city VARCHAR(255),</text:p>
      <text:p text:style-name="P3"><text:s text:c="2"/>user_state VARCHAR(200),</text:p>
      <text:p text:style-name="P3"><text:s text:c="2"/>user_pincode INT default 8888,</text:p>
      <text:p text:style-name="P3"><text:s text:c="2"/>user_phone VARCHAR(50),</text:p>
      <text:p text:style-name="P3"><text:s text:c="2"/>PRIMARY KEY (user_id)</text:p>
      <text:p text:style-name="P3"><text:s text:c="2"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product table- <text:s/>stable*/ </text:p>
      <text:p text:style-name="Standard"><text:soft-page-break/></text:p>
      <text:p text:style-name="Standard">CREATE TABLE product (</text:p>
      <text:p text:style-name="Standard">product_id INT NOT NULL AUTO_INCREMENT, <text:s/></text:p>
      <text:p text:style-name="Standard">sub_category_id INT NOT NULL,</text:p>
      <text:p text:style-name="Standard">category_id INT NOT NULL,</text:p>
      <text:p text:style-name="Standard">user_id INT NOT NULL,</text:p>
      <text:p text:style-name="Standard">product_name VARCHAR(255) NOT NULL,</text:p>
      <text:p text:style-name="Standard">product_price INT NOT NULL,</text:p>
      <text:p text:style-name="Standard">product_discount INT,</text:p>
      <text:p text:style-name="Standard">product_condition VARCHAR(100) NOT NULL,</text:p>
      <text:p text:style-name="Standard">product_shipping VARCHAR(100) NOT NULL,</text:p>
      <text:p text:style-name="Standard">product_sold_quantity INT,</text:p>
      <text:p text:style-name="Standard">product_img_url VARCHAR(255) NOT NULL,</text:p>
      <text:p text:style-name="Standard">product_available_quantity INT NOT NULL,</text:p>
      <text:p text:style-name="Standard">product_description VARCHAR(432),</text:p>
      <text:p text:style-name="Standard">product_rating <text:s/>INT ,</text:p>
      <text:p text:style-name="Standard"><text:span text:style-name="T17">item_id </text:span>varchar(255),</text:p>
      <text:p text:style-name="Standard">brand varchar(255),</text:p>
      <text:p text:style-name="Standard">color varchar(255),</text:p>
      <text:p text:style-name="Standard">screen_size varchar(255),</text:p>
      <text:p text:style-name="Standard">processor varchar(255),</text:p>
      <text:p text:style-name="Standard">storage varchar(255),</text:p>
      <text:p text:style-name="Standard">warranty varchar(255),</text:p>
      <text:p text:style-name="Standard">operating_system varchar(255),</text:p>
      <text:p text:style-name="Standard">product_year INT,</text:p>
      <text:p text:style-name="Standard">gender varchar(255),</text:p>
      <text:p text:style-name="Standard">applicable varchar(255),</text:p>
      <text:p text:style-name="Standard">material varchar(255),</text:p>
      <text:p text:style-name="Standard">clothing_size varchar(255),</text:p>
      <text:p text:style-name="Standard">style varchar(255),</text:p>
      <text:p text:style-name="Standard">warranty_type varchar(255),</text:p>
      <text:p text:style-name="Standard">card_class varchar(255),</text:p>
      <text:p text:style-name="Standard"><text:s/>a1 varchar(255),</text:p>
      <text:p text:style-name="Standard"><text:s/>a2 varchar(255),</text:p>
      <text:p text:style-name="Standard"><text:s/>a3 varchar(255),</text:p>
      <text:p text:style-name="Standard"><text:s/>a4 varchar(255),</text:p>
      <text:p text:style-name="Standard"><text:s/>a5 varchar(255),</text:p>
      <text:p text:style-name="Standard"><text:s/>a6 varchar(255),</text:p>
      <text:p text:style-name="Standard"><text:s/>a7 varchar(255),</text:p>
      <text:p text:style-name="Standard"><text:s/>a8 varchar(255),</text:p>
      <text:p text:style-name="Standard"><text:s/></text:p>
      <text:p text:style-name="Standard"><text:s text:c="2"/>PRIMARY KEY (product_id),</text:p>
      <text:p text:style-name="Standard"><text:s text:c="2"/><text:span text:style-name="Source_20_Text"><text:span text:style-name="T1">FOREIGN KEY</text:span></text:span>(category_id) references category(category_id) ON DELETE CASCADE ,</text:p>
      <text:p text:style-name="Standard"><text:s text:c="2"/><text:span text:style-name="Source_20_Text">FOREIGN KEY</text:span>(user_id) references user(user_id) ON DELETE CASCADE ,</text:p>
      <text:p text:style-name="Standard"><text:s text:c="2"/><text:span text:style-name="Source_20_Text">FOREIGN KEY</text:span>(sub_category_id) references sub_category(sub_category_id) ON DELETE CASCADE</text:p>
      <text:p text:style-name="Standard"><text:s text:c="2"/>);</text:p>
      <text:p text:style-name="Standard"/>
      <text:p text:style-name="Standard"/>
      <text:p text:style-name="Standard"/>
      <text:p text:style-name="Standard"/>
      <text:p text:style-name="Standard">/* key value pair for product */</text:p>
      <text:p text:style-name="Standard"><text:soft-page-break/></text:p>
      <text:p text:style-name="Standard">CREATE TABLE product_key_value(</text:p>
      <text:p text:style-name="Standard">product_key_value_id INT NOT NULL AUTO_INCREMENT,</text:p>
      <text:p text:style-name="Standard">product_id INT NOT NULL,</text:p>
      <text:p text:style-name="Standard">key varchar(255),</text:p>
      <text:p text:style-name="Standard">value varchar(255),</text:p>
      <text:p text:style-name="Standard">PRIMARY KEY (product_key_value_id),</text:p>
      <text:p text:style-name="Standard">foreign key(product_id) references product (product_id) ON DELETE CASCADE</text:p>
      <text:p text:style-name="Standard">);</text:p>
      <text:p text:style-name="Standard"/>
      <text:p text:style-name="Standard">/* bank detail queries- */</text:p>
      <text:p text:style-name="Standard"/>
      <text:p text:style-name="Standard">create table cardDetails </text:p>
      <text:p text:style-name="P10">(</text:p>
      <text:p text:style-name="Standard"><text:s text:c="4"/>card_number varchar(16),</text:p>
      <text:p text:style-name="Standard"><text:s text:c="4"/>cvv varchar(3) ,</text:p>
      <text:p text:style-name="Standard"><text:s text:c="4"/>ex_date varchar(<text:span text:style-name="T2">7</text:span>),</text:p>
      <text:p text:style-name="Standard"><text:s text:c="4"/>balance integer(10) DEFAULT 0,</text:p>
      <text:p text:style-name="Standard"><text:s text:c="4"/>PRIMARY KEY (`card_number`)</text:p>
      <text:p text:style-name="Standard">);</text:p>
      <text:p text:style-name="Standard"/>
      <text:p text:style-name="Standard"/>
      <text:p text:style-name="Standard">/* cart table detail */</text:p>
      <text:p text:style-name="Standard"/>
      <text:p text:style-name="Standard">CREATE TABLE <text:s/>cart (</text:p>
      <text:p text:style-name="Standard"><text:s text:c="2"/>cart_id INT NOT NULL AUTO_INCREMENT,</text:p>
      <text:p text:style-name="Standard"><text:s text:c="2"/>user_id <text:span text:style-name="T12">INT</text:span> <text:span text:style-name="T13">NOT </text:span>NULL,</text:p>
      <text:p text:style-name="Standard"><text:s text:c="2"/>product_id <text:span text:style-name="T12">INT</text:span> <text:span text:style-name="T13">NOT </text:span>NULL,</text:p>
      <text:p text:style-name="Standard"><text:s text:c="2"/>quantity INT <text:span text:style-name="T13">NOT </text:span>NULL,</text:p>
      <text:p text:style-name="P11"><text:s text:c="2"/><text:span text:style-name="T14">checked INT DEFAULT 1,</text:span></text:p>
      <text:p text:style-name="Standard"><text:s text:c="2"/>PRIMARY KEY (cart_id),</text:p>
      <text:p text:style-name="P12"><text:s/><text:span text:style-name="Source_20_Text">FOREIGN KEY</text:span>(product_id) references product (product_id) ON DELETE CASCADE,</text:p>
      <text:p text:style-name="P12"><text:s/><text:span text:style-name="Source_20_Text">FOREIGN KEY</text:span>(user_id) references user(user_id) ON DELETE CASCADE </text:p>
      <text:p text:style-name="Standard">);</text:p>
      <text:p text:style-name="Standard"/>
      <text:p text:style-name="P4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4"/>
      <text:p text:style-name="P9">insert into category (category_name) values ('<text:span text:style-name="T4">Data Storage</text:span>'),('Fashion'),('<text:span text:style-name="T4">Beauty Health &amp; Grocery</text:span>');</text:p>
      <text:p text:style-name="P4"/>
      <text:p text:style-name="P5">insert into sub_category (category_id,sub_category_name) values (1,'<text:span text:style-name="T4">Pen Drives</text:span>'),(1,'<text:span text:style-name="T5">Memory Cards</text:span>'),(1,'<text:span text:style-name="T6">Hard Drives</text:span>');</text:p>
      <text:p text:style-name="P5"/>
      <text:p text:style-name="P6"><text:span text:style-name="T3">insert into sub_category (category_id,sub_category_name) values (2,'</text:span>Clothing &amp; Accessories<text:span text:style-name="T3">'),(2,'</text:span>Watches<text:span text:style-name="T3">'),(2,'Shoes');</text:span></text:p>
      <text:p text:style-name="P6"/>
      <text:p text:style-name="P6"><text:span text:style-name="T3">insert into sub_category (category_id,sub_category_name) values (3,'</text:span>Personal Care Devices<text:span text:style-name="T3">'),(3,'</text:span>Skin Care<text:span text:style-name="T3">'),(3,'</text:span>Health Care &amp; Instruments<text:span text:style-name="T3">');</text:span></text:p>
      <text:p text:style-name="P6"/>
      <text:p text:style-name="P8">insert into cardDetails values ('1111111111111111','123','10/<text:span text:style-name="T9">2022','100000000');</text:span></text:p>
      <text:p text:style-name="P20">insert into cardDetails values ('2222222222222222','999','10/<text:span text:style-name="T10">2020','100000000');</text:span></text:p>
      <text:p text:style-name="P20"><text:soft-page-break/>insert into cardDetails values ('0000000000000000','000','10/<text:span text:style-name="T10">2099','100000000');</text:span></text:p>
      <text:p text:style-name="P21">insert into cardDetails values ('<text:span text:style-name="T11">3333333333333333</text:span>','123','10/<text:span text:style-name="T9">2022','1000');</text:span></text:p>
      <text:p text:style-name="P7"/>
      <text:p text:style-name="P13">ALTER TABLE user ADD <text:span text:style-name="T15">wallet_balance</text:span> FLOAT(255,2) DEFAULT 0;</text:p>
      <text:p text:style-name="P14"><text:s/>UPDATE user SET ebay_balance=0;</text:p>
      <text:p text:style-name="P14"/>
      <text:p text:style-name="P16">/* Transaction table */</text:p>
      <text:p text:style-name="P16"/>
      <text:p text:style-name="P18">CREATE TABLE transaction (</text:p>
      <text:p text:style-name="P18"><text:s text:c="2"/>Txn_surr_id INT NOT NULL AUTO_INCREMENT,</text:p>
      <text:p text:style-name="P18"><text:s text:c="2"/>txn_id INT NOT NULL,</text:p>
      <text:p text:style-name="P18"><text:s text:c="2"/>user_id INT NOT NULL,</text:p>
      <text:p text:style-name="P18"><text:s text:c="2"/>seller_id INT NOT NULL,</text:p>
      <text:p text:style-name="P18"><text:s text:c="2"/>deal_id INT ,</text:p>
      <text:p text:style-name="P18"><text:s text:c="2"/>amount INT,</text:p>
      <text:p text:style-name="P18"><text:s text:c="2"/>product_id INT <text:span text:style-name="T16">NOT </text:span>NULL,</text:p>
      <text:p text:style-name="P18"><text:s text:c="2"/>quantity INT,</text:p>
      <text:p text:style-name="P18"><text:s text:c="2"/>product_status VARCHAR(45) NULL,</text:p>
      <text:p text:style-name="P18"><text:s text:c="2"/>order_date date NULL,</text:p>
      <text:p text:style-name="P18"><text:s text:c="2"/>ship_date date NULL,</text:p>
      <text:p text:style-name="P18"><text:s text:c="2"/>receive_date date NULL,</text:p>
      <text:p text:style-name="P18"><text:s text:c="2"/>product_discount INT ,</text:p>
      <text:p text:style-name="P18"><text:s text:c="2"/>product_deal VARCHAR(45) NULL,</text:p>
      <text:p text:style-name="P18"><text:s text:c="2"/>user_address varchar(255),</text:p>
      <text:p text:style-name="P18"><text:s text:c="2"/>seller_address varchar(255),</text:p>
      <text:p text:style-name="P18"><text:s text:c="2"/>seller_rating float ,</text:p>
      <text:p text:style-name="P18"><text:s text:c="2"/>product_rating float,</text:p>
      <text:p text:style-name="P18"><text:s text:c="2"/>PRIMARY KEY (Txn_surr_id),</text:p>
      <text:p text:style-name="P18"><text:s text:c="2"/>foreign key(seller_id) references user(user_id) ON DELETE CASCADE,</text:p>
      <text:p text:style-name="P18"><text:s text:c="2"/>foreign key(user_id) references user(user_id) ON DELETE CASCADE,</text:p>
      <text:p text:style-name="P18"><text:s text:c="2"/>foreign key(product_id) references product(product_id) ON DELETE CASCADE</text:p>
      <text:p text:style-name="P15">);</text:p>
      <text:p text:style-name="P15"/>
      <text:p text:style-name="P17">/* seller deal table */</text:p>
      <text:p text:style-name="P17"/>
      <text:p text:style-name="P19">CREATE TABLE seller_deal (</text:p>
      <text:p text:style-name="P19"><text:s text:c="2"/>seller_deal_id INT NOT NULL AUTO_INCREMENT,</text:p>
      <text:p text:style-name="P19"><text:s text:c="2"/>deal_id INT NOT NULL,</text:p>
      <text:p text:style-name="P19"><text:s text:c="2"/>seller_id INT NOT NULL,</text:p>
      <text:p text:style-name="P19"><text:s text:c="2"/><text:span text:style-name="T18">product_id</text:span> INT <text:span text:style-name="T18">NOT </text:span>NULL,</text:p>
      <text:p text:style-name="P19"><text:s text:c="2"/>deal_name VARCHAR(100) NULL,</text:p>
      <text:p text:style-name="P19"><text:s text:c="2"/>start_date DATE NULL,</text:p>
      <text:p text:style-name="P19"><text:s text:c="2"/>end_date DATE NULL,</text:p>
      <text:p text:style-name="P19"><text:s text:c="2"/>free_check INT <text:span text:style-name="T16">NOT </text:span>NULL DEFAULT 0,</text:p>
      <text:p text:style-name="P23"><text:s text:c="2"/>PRIMARY KEY (seller_deal_id));</text:p>
      <text:p text:style-name="P23"/>
      <text:p text:style-name="P25">CREATE TABLE `admin_deal` (</text:p>
      <text:p text:style-name="P25"><text:s text:c="2"/>`admin_deal_id` INT NOT NULL AUTO_INCREMENT,</text:p>
      <text:p text:style-name="P25"><text:s text:c="2"/>`deal_name` VARCHAR(100) NOT NULL,</text:p>
      <text:p text:style-name="P25"><text:s text:c="2"/>`buy_number` INT NULL,</text:p>
      <text:p text:style-name="P25"><text:s text:c="2"/>`get_number` INT NULL,</text:p>
      <text:p text:style-name="P25"><text:s text:c="2"/>`discount` INT NULL,</text:p>
      <text:p text:style-name="P24"><text:soft-page-break/><text:s text:c="2"/>PRIMARY KEY (`admin_deal_id`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4-08T20:16:36.943781001</dc:date>
    <meta:editing-cycles>84</meta:editing-cycles>
    <meta:editing-duration>PT7H8M19S</meta:editing-duration>
    <meta:generator>LibreOffice/5.1.6.2$Linux_X86_64 LibreOffice_project/10m0$Build-2</meta:generator>
    <meta:document-statistic meta:table-count="0" meta:image-count="0" meta:object-count="0" meta:page-count="5" meta:paragraph-count="160" meta:word-count="593" meta:character-count="5257" meta:non-whitespace-character-count="46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